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="0.035cm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5"/>
        <table:table-column table:style-name="co2" table:visibility="collapse" table:number-columns-repeated="2" table:default-cell-style-name="ce5"/>
        <table:table-column table:style-name="co2" table:number-columns-repeated="3" table:default-cell-style-name="ce5"/>
        <table:table-row table:style-name="ro3">
          <table:table-cell table:style-name="ce1" office:value-type="string">
            <text:p>Any acadèmic 2011-12</text:p>
          </table:table-cell>
          <table:table-cell table:style-name="ce3"/>
          <table:table-cell table:style-name="Default" table:number-columns-repeated="4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ce3"/>
          <table:table-cell table:style-name="Default" table:number-columns-repeated="4"/>
        </table:table-row>
        <table:table-row table:style-name="ro3">
          <table:table-cell table:style-name="ce1"/>
          <table:table-cell table:style-name="ce3"/>
          <table:table-cell table:style-name="Default" table:number-columns-repeated="4"/>
        </table:table-row>
        <table:table-row table:style-name="ro3">
          <table:table-cell table:style-name="ce2" office:value-type="string">
            <text:p>NOTES CONTROL 1</text:p>
          </table:table-cell>
          <table:table-cell table:style-name="Default" table:number-columns-repeated="5"/>
        </table:table-row>
        <table:table-row table:style-name="ro3">
          <table:table-cell table:style-name="ce3"/>
          <table:table-cell table:style-name="Default" table:number-columns-repeated="5"/>
        </table:table-row>
        <table:table-row table:style-name="ro3">
          <table:table-cell table:style-name="ce4" office:value-type="string">
            <text:p>Nom</text:p>
          </table:table-cell>
          <table:table-cell office:value-type="string">
            <text:p>P1 (sobre 30)</text:p>
          </table:table-cell>
          <table:table-cell office:value-type="string">
            <text:p>P2 (sobre 35)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Nota</text:p>
          </table:table-cell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[.B7]&lt;&gt;&quot;&quot;;[.B7]*5/30;&quot;&quot;)">
            <text:p/>
          </table:table-cell>
          <table:table-cell table:formula="of:=IF([.C7]&lt;&gt;&quot;&quot;;[.C7]*5/35;&quot;&quot;)">
            <text:p/>
          </table:table-cell>
          <table:table-cell table:formula="of:=IF(OR([.D7]&lt;&gt;&quot;&quot;;[.E7]&lt;&gt;&quot;&quot;);[.D7]+[.E7]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IF([.B8]&lt;&gt;&quot;&quot;;[.B8]*5/30;&quot;&quot;)" office:value-type="float" office:value="1.66666666666667">
            <text:p>1,67</text:p>
          </table:table-cell>
          <table:table-cell table:formula="of:=IF([.C8]&lt;&gt;&quot;&quot;;[.C8]*5/35;&quot;&quot;)" office:value-type="float" office:value="3.57142857142857">
            <text:p>3,57</text:p>
          </table:table-cell>
          <table:table-cell table:formula="of:=IF(OR([.D8]&lt;&gt;&quot;&quot;;[.E8]&lt;&gt;&quot;&quot;);[.D8]+[.E8];&quot;&quot;)" office:value-type="float" office:value="5.23809523809524">
            <text:p>5,24</text:p>
          </table:table-cell>
        </table:table-row>
        <table:table-row table:style-name="ro2">
          <table:table-cell office:value-type="string">
            <text:p>Arquero Ferrà, Felipe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formula="of:=IF([.B9]&lt;&gt;&quot;&quot;;[.B9]*5/30;&quot;&quot;)" office:value-type="float" office:value="0">
            <text:p>0</text:p>
          </table:table-cell>
          <table:table-cell table:formula="of:=IF([.C9]&lt;&gt;&quot;&quot;;[.C9]*5/35;&quot;&quot;)" office:value-type="float" office:value="0">
            <text:p>0</text:p>
          </table:table-cell>
          <table:table-cell table:formula="of:=IF(OR([.D9]&lt;&gt;&quot;&quot;;[.E9]&lt;&gt;&quot;&quot;);[.D9]+[.E9];&quot;&quot;)" office:value-type="float" office:value="0">
            <text:p>0</text:p>
          </table:table-cell>
        </table:table-row>
        <table:table-row table:style-name="ro2">
          <table:table-cell office:value-type="string">
            <text:p>Arrebola Lopez, Carlos</text:p>
          </table:table-cell>
          <table:table-cell table:number-columns-repeated="2"/>
          <table:table-cell table:formula="of:=IF([.B10]&lt;&gt;&quot;&quot;;[.B10]*5/30;&quot;&quot;)">
            <text:p/>
          </table:table-cell>
          <table:table-cell table:formula="of:=IF([.C10]&lt;&gt;&quot;&quot;;[.C10]*5/35;&quot;&quot;)">
            <text:p/>
          </table:table-cell>
          <table:table-cell table:formula="of:=IF(OR([.D10]&lt;&gt;&quot;&quot;;[.E10]&lt;&gt;&quot;&quot;);[.D10]+[.E10];&quot;&quot;)">
            <text:p/>
          </table:table-cell>
        </table:table-row>
        <table:table-row table:style-name="ro2">
          <table:table-cell office:value-type="string">
            <text:p>Baldasquín Poveda, Jesú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[.B11]&lt;&gt;&quot;&quot;;[.B11]*5/30;&quot;&quot;)" office:value-type="float" office:value="1.66666666666667">
            <text:p>1,67</text:p>
          </table:table-cell>
          <table:table-cell table:formula="of:=IF([.C11]&lt;&gt;&quot;&quot;;[.C11]*5/35;&quot;&quot;)" office:value-type="float" office:value="0">
            <text:p>0</text:p>
          </table:table-cell>
          <table:table-cell table:formula="of:=IF(OR([.D11]&lt;&gt;&quot;&quot;;[.E11]&lt;&gt;&quot;&quot;);[.D11]+[.E11];&quot;&quot;)" office:value-type="float" office:value="1.66666666666667">
            <text:p>1,67</text:p>
          </table:table-cell>
        </table:table-row>
        <table:table-row table:style-name="ro2">
          <table:table-cell office:value-type="string">
            <text:p>Barragán Montero, Ignaci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F([.B12]&lt;&gt;&quot;&quot;;[.B12]*5/30;&quot;&quot;)" office:value-type="float" office:value="0">
            <text:p>0</text:p>
          </table:table-cell>
          <table:table-cell table:formula="of:=IF([.C12]&lt;&gt;&quot;&quot;;[.C12]*5/35;&quot;&quot;)" office:value-type="float" office:value="0.714285714285714">
            <text:p>0,71</text:p>
          </table:table-cell>
          <table:table-cell table:formula="of:=IF(OR([.D12]&lt;&gt;&quot;&quot;;[.E12]&lt;&gt;&quot;&quot;);[.D12]+[.E12];&quot;&quot;)" office:value-type="float" office:value="0.714285714285714">
            <text:p>0,71</text:p>
          </table:table-cell>
        </table:table-row>
        <table:table-row table:style-name="ro2">
          <table:table-cell office:value-type="string">
            <text:p>Bonet Linares, Lorenzo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IF([.B13]&lt;&gt;&quot;&quot;;[.B13]*5/30;&quot;&quot;)" office:value-type="float" office:value="5">
            <text:p>5</text:p>
          </table:table-cell>
          <table:table-cell table:formula="of:=IF([.C13]&lt;&gt;&quot;&quot;;[.C13]*5/35;&quot;&quot;)" office:value-type="float" office:value="5">
            <text:p>5</text:p>
          </table:table-cell>
          <table:table-cell table:formula="of:=IF(OR([.D13]&lt;&gt;&quot;&quot;;[.E13]&lt;&gt;&quot;&quot;);[.D13]+[.E13];&quot;&quot;)" office:value-type="float" office:value="10">
            <text:p>10</text:p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[.B14]&lt;&gt;&quot;&quot;;[.B14]*5/30;&quot;&quot;)">
            <text:p/>
          </table:table-cell>
          <table:table-cell table:formula="of:=IF([.C14]&lt;&gt;&quot;&quot;;[.C14]*5/35;&quot;&quot;)">
            <text:p/>
          </table:table-cell>
          <table:table-cell table:formula="of:=IF(OR([.D14]&lt;&gt;&quot;&quot;;[.E14]&lt;&gt;&quot;&quot;);[.D14]+[.E14]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table:number-columns-repeated="2" office:value-type="float" office:value="0">
            <text:p>0</text:p>
          </table:table-cell>
          <table:table-cell table:formula="of:=IF([.B15]&lt;&gt;&quot;&quot;;[.B15]*5/30;&quot;&quot;)" office:value-type="float" office:value="0">
            <text:p>0</text:p>
          </table:table-cell>
          <table:table-cell table:formula="of:=IF([.C15]&lt;&gt;&quot;&quot;;[.C15]*5/35;&quot;&quot;)" office:value-type="float" office:value="0">
            <text:p>0</text:p>
          </table:table-cell>
          <table:table-cell table:formula="of:=IF(OR([.D15]&lt;&gt;&quot;&quot;;[.E15]&lt;&gt;&quot;&quot;);[.D15]+[.E15];&quot;&quot;)" office:value-type="float" office:value="0">
            <text:p>0</text:p>
          </table:table-cell>
        </table:table-row>
        <table:table-row table:style-name="ro2">
          <table:table-cell office:value-type="string">
            <text:p>Comas López, Antonio</text:p>
          </table:table-cell>
          <table:table-cell table:number-columns-repeated="2" office:value-type="float" office:value="5">
            <text:p>5</text:p>
          </table:table-cell>
          <table:table-cell table:formula="of:=IF([.B16]&lt;&gt;&quot;&quot;;[.B16]*5/30;&quot;&quot;)" office:value-type="float" office:value="0.833333333333333">
            <text:p>0,83</text:p>
          </table:table-cell>
          <table:table-cell table:formula="of:=IF([.C16]&lt;&gt;&quot;&quot;;[.C16]*5/35;&quot;&quot;)" office:value-type="float" office:value="0.714285714285714">
            <text:p>0,71</text:p>
          </table:table-cell>
          <table:table-cell table:formula="of:=IF(OR([.D16]&lt;&gt;&quot;&quot;;[.E16]&lt;&gt;&quot;&quot;);[.D16]+[.E16];&quot;&quot;)" office:value-type="float" office:value="1.54761904761905">
            <text:p>1,55</text:p>
          </table:table-cell>
        </table:table-row>
        <table:table-row table:style-name="ro2">
          <table:table-cell office:value-type="string">
            <text:p>Domínguez , Billy Jay 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IF([.B17]&lt;&gt;&quot;&quot;;[.B17]*5/30;&quot;&quot;)" office:value-type="float" office:value="0">
            <text:p>0</text:p>
          </table:table-cell>
          <table:table-cell table:formula="of:=IF([.C17]&lt;&gt;&quot;&quot;;[.C17]*5/35;&quot;&quot;)" office:value-type="float" office:value="1.42857142857143">
            <text:p>1,43</text:p>
          </table:table-cell>
          <table:table-cell table:formula="of:=IF(OR([.D17]&lt;&gt;&quot;&quot;;[.E17]&lt;&gt;&quot;&quot;);[.D17]+[.E17];&quot;&quot;)" office:value-type="float" office:value="1.42857142857143">
            <text:p>1,43</text:p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 office:value-type="float" office:value="0">
            <text:p>0</text:p>
          </table:table-cell>
          <table:table-cell table:formula="of:=IF([.B18]&lt;&gt;&quot;&quot;;[.B18]*5/30;&quot;&quot;)" office:value-type="float" office:value="0">
            <text:p>0</text:p>
          </table:table-cell>
          <table:table-cell table:formula="of:=IF([.C18]&lt;&gt;&quot;&quot;;[.C18]*5/35;&quot;&quot;)" office:value-type="float" office:value="0">
            <text:p>0</text:p>
          </table:table-cell>
          <table:table-cell table:formula="of:=IF(OR([.D18]&lt;&gt;&quot;&quot;;[.E18]&lt;&gt;&quot;&quot;);[.D18]+[.E18];&quot;&quot;)" office:value-type="float" office:value="0">
            <text:p>0</text:p>
          </table:table-cell>
        </table:table-row>
        <table:table-row table:style-name="ro2">
          <table:table-cell office:value-type="string">
            <text:p>Gamisans Floro, Sergio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F([.B19]&lt;&gt;&quot;&quot;;[.B19]*5/30;&quot;&quot;)" office:value-type="float" office:value="0">
            <text:p>0</text:p>
          </table:table-cell>
          <table:table-cell table:formula="of:=IF([.C19]&lt;&gt;&quot;&quot;;[.C19]*5/35;&quot;&quot;)" office:value-type="float" office:value="2.14285714285714">
            <text:p>2,14</text:p>
          </table:table-cell>
          <table:table-cell table:formula="of:=IF(OR([.D19]&lt;&gt;&quot;&quot;;[.E19]&lt;&gt;&quot;&quot;);[.D19]+[.E19];&quot;&quot;)" office:value-type="float" office:value="2.14285714285714">
            <text:p>2,14</text:p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[.B20]&lt;&gt;&quot;&quot;;[.B20]*5/30;&quot;&quot;)">
            <text:p/>
          </table:table-cell>
          <table:table-cell table:formula="of:=IF([.C20]&lt;&gt;&quot;&quot;;[.C20]*5/35;&quot;&quot;)">
            <text:p/>
          </table:table-cell>
          <table:table-cell table:formula="of:=IF(OR([.D20]&lt;&gt;&quot;&quot;;[.E20]&lt;&gt;&quot;&quot;);[.D20]+[.E20]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[.B21]&lt;&gt;&quot;&quot;;[.B21]*5/30;&quot;&quot;)">
            <text:p/>
          </table:table-cell>
          <table:table-cell table:formula="of:=IF([.C21]&lt;&gt;&quot;&quot;;[.C21]*5/35;&quot;&quot;)">
            <text:p/>
          </table:table-cell>
          <table:table-cell table:formula="of:=IF(OR([.D21]&lt;&gt;&quot;&quot;;[.E21]&lt;&gt;&quot;&quot;);[.D21]+[.E21]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office:value-type="float" office:value="0">
            <text:p>0</text:p>
          </table:table-cell>
          <table:table-cell/>
          <table:table-cell table:formula="of:=IF([.B22]&lt;&gt;&quot;&quot;;[.B22]*5/30;&quot;&quot;)" office:value-type="float" office:value="0">
            <text:p>0</text:p>
          </table:table-cell>
          <table:table-cell table:formula="of:=IF([.C22]&lt;&gt;&quot;&quot;;[.C22]*5/35;&quot;&quot;)">
            <text:p/>
          </table:table-cell>
          <table:table-cell table:formula="of:=IF(OR([.D22]&lt;&gt;&quot;&quot;;[.E22]&lt;&gt;&quot;&quot;);[.D22]+[.E22];&quot;&quot;)" office:value-type="float" office:value="0">
            <text:p>0</text:p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[.B23]&lt;&gt;&quot;&quot;;[.B23]*5/30;&quot;&quot;)">
            <text:p/>
          </table:table-cell>
          <table:table-cell table:formula="of:=IF([.C23]&lt;&gt;&quot;&quot;;[.C23]*5/35;&quot;&quot;)">
            <text:p/>
          </table:table-cell>
          <table:table-cell table:formula="of:=IF(OR([.D23]&lt;&gt;&quot;&quot;;[.E23]&lt;&gt;&quot;&quot;);[.D23]+[.E23]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[.B24]&lt;&gt;&quot;&quot;;[.B24]*5/30;&quot;&quot;)">
            <text:p/>
          </table:table-cell>
          <table:table-cell table:formula="of:=IF([.C24]&lt;&gt;&quot;&quot;;[.C24]*5/35;&quot;&quot;)">
            <text:p/>
          </table:table-cell>
          <table:table-cell table:formula="of:=IF(OR([.D24]&lt;&gt;&quot;&quot;;[.E24]&lt;&gt;&quot;&quot;);[.D24]+[.E24];&quot;&quot;)">
            <text:p/>
          </table:table-cell>
        </table:table-row>
        <table:table-row table:style-name="ro2">
          <table:table-cell office:value-type="string">
            <text:p>Montes Sabariego, Luis Carlos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IF([.B25]&lt;&gt;&quot;&quot;;[.B25]*5/30;&quot;&quot;)" office:value-type="float" office:value="5">
            <text:p>5</text:p>
          </table:table-cell>
          <table:table-cell table:formula="of:=IF([.C25]&lt;&gt;&quot;&quot;;[.C25]*5/35;&quot;&quot;)" office:value-type="float" office:value="5">
            <text:p>5</text:p>
          </table:table-cell>
          <table:table-cell table:formula="of:=IF(OR([.D25]&lt;&gt;&quot;&quot;;[.E25]&lt;&gt;&quot;&quot;);[.D25]+[.E25];&quot;&quot;)" office:value-type="float" office:value="10">
            <text:p>10</text:p>
          </table:table-cell>
        </table:table-row>
        <table:table-row table:style-name="ro2">
          <table:table-cell office:value-type="string">
            <text:p>Nieto Torrero, Guillermo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IF([.B26]&lt;&gt;&quot;&quot;;[.B26]*5/30;&quot;&quot;)" office:value-type="float" office:value="5">
            <text:p>5</text:p>
          </table:table-cell>
          <table:table-cell table:formula="of:=IF([.C26]&lt;&gt;&quot;&quot;;[.C26]*5/35;&quot;&quot;)" office:value-type="float" office:value="3.28571428571429">
            <text:p>3,29</text:p>
          </table:table-cell>
          <table:table-cell table:formula="of:=IF(OR([.D26]&lt;&gt;&quot;&quot;;[.E26]&lt;&gt;&quot;&quot;);[.D26]+[.E26];&quot;&quot;)" office:value-type="float" office:value="8.28571428571429">
            <text:p>8,29</text:p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IF([.B27]&lt;&gt;&quot;&quot;;[.B27]*5/30;&quot;&quot;)" office:value-type="float" office:value="3.33333333333333">
            <text:p>3,33</text:p>
          </table:table-cell>
          <table:table-cell table:formula="of:=IF([.C27]&lt;&gt;&quot;&quot;;[.C27]*5/35;&quot;&quot;)" office:value-type="float" office:value="3.57142857142857">
            <text:p>3,57</text:p>
          </table:table-cell>
          <table:table-cell table:formula="of:=IF(OR([.D27]&lt;&gt;&quot;&quot;;[.E27]&lt;&gt;&quot;&quot;);[.D27]+[.E27];&quot;&quot;)" office:value-type="float" office:value="6.90476190476191">
            <text:p>6,9</text:p>
          </table:table-cell>
        </table:table-row>
        <table:table-row table:style-name="ro2">
          <table:table-cell office:value-type="string">
            <text:p>Piñar Cáceres, Victoria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formula="of:=IF([.B28]&lt;&gt;&quot;&quot;;[.B28]*5/30;&quot;&quot;)" office:value-type="float" office:value="4.16666666666667">
            <text:p>4,17</text:p>
          </table:table-cell>
          <table:table-cell table:formula="of:=IF([.C28]&lt;&gt;&quot;&quot;;[.C28]*5/35;&quot;&quot;)" office:value-type="float" office:value="5">
            <text:p>5</text:p>
          </table:table-cell>
          <table:table-cell table:formula="of:=IF(OR([.D28]&lt;&gt;&quot;&quot;;[.E28]&lt;&gt;&quot;&quot;);[.D28]+[.E28];&quot;&quot;)" office:value-type="float" office:value="9.16666666666667">
            <text:p>9,17</text:p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IF([.B29]&lt;&gt;&quot;&quot;;[.B29]*5/30;&quot;&quot;)" office:value-type="float" office:value="4.16666666666667">
            <text:p>4,17</text:p>
          </table:table-cell>
          <table:table-cell table:formula="of:=IF([.C29]&lt;&gt;&quot;&quot;;[.C29]*5/35;&quot;&quot;)" office:value-type="float" office:value="1.42857142857143">
            <text:p>1,43</text:p>
          </table:table-cell>
          <table:table-cell table:formula="of:=IF(OR([.D29]&lt;&gt;&quot;&quot;;[.E29]&lt;&gt;&quot;&quot;);[.D29]+[.E29];&quot;&quot;)" office:value-type="float" office:value="5.5952380952381">
            <text:p>5,6</text:p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[.B30]&lt;&gt;&quot;&quot;;[.B30]*5/30;&quot;&quot;)">
            <text:p/>
          </table:table-cell>
          <table:table-cell table:formula="of:=IF([.C30]&lt;&gt;&quot;&quot;;[.C30]*5/35;&quot;&quot;)">
            <text:p/>
          </table:table-cell>
          <table:table-cell table:formula="of:=IF(OR([.D30]&lt;&gt;&quot;&quot;;[.E30]&lt;&gt;&quot;&quot;);[.D30]+[.E30];&quot;&quot;)">
            <text:p/>
          </table:table-cell>
        </table:table-row>
        <table:table-row table:style-name="ro2">
          <table:table-cell office:value-type="string">
            <text:p>Ripoll Expósito, Bernard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IF([.B31]&lt;&gt;&quot;&quot;;[.B31]*5/30;&quot;&quot;)" office:value-type="float" office:value="0">
            <text:p>0</text:p>
          </table:table-cell>
          <table:table-cell table:formula="of:=IF([.C31]&lt;&gt;&quot;&quot;;[.C31]*5/35;&quot;&quot;)" office:value-type="float" office:value="4.28571428571429">
            <text:p>4,29</text:p>
          </table:table-cell>
          <table:table-cell table:formula="of:=IF(OR([.D31]&lt;&gt;&quot;&quot;;[.E31]&lt;&gt;&quot;&quot;);[.D31]+[.E31];&quot;&quot;)" office:value-type="float" office:value="4.28571428571429">
            <text:p>4,29</text:p>
          </table:table-cell>
        </table:table-row>
        <table:table-row table:style-name="ro2">
          <table:table-cell office:value-type="string">
            <text:p>Rodríguez Pizá, Sergio</text:p>
          </table:table-cell>
          <table:table-cell table:number-columns-repeated="2" office:value-type="float" office:value="10">
            <text:p>10</text:p>
          </table:table-cell>
          <table:table-cell table:formula="of:=IF([.B32]&lt;&gt;&quot;&quot;;[.B32]*5/30;&quot;&quot;)" office:value-type="float" office:value="1.66666666666667">
            <text:p>1,67</text:p>
          </table:table-cell>
          <table:table-cell table:formula="of:=IF([.C32]&lt;&gt;&quot;&quot;;[.C32]*5/35;&quot;&quot;)" office:value-type="float" office:value="1.42857142857143">
            <text:p>1,43</text:p>
          </table:table-cell>
          <table:table-cell table:formula="of:=IF(OR([.D32]&lt;&gt;&quot;&quot;;[.E32]&lt;&gt;&quot;&quot;);[.D32]+[.E32];&quot;&quot;)" office:value-type="float" office:value="3.0952380952381">
            <text:p>3,1</text:p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IF([.B33]&lt;&gt;&quot;&quot;;[.B33]*5/30;&quot;&quot;)" office:value-type="float" office:value="1.66666666666667">
            <text:p>1,67</text:p>
          </table:table-cell>
          <table:table-cell table:formula="of:=IF([.C33]&lt;&gt;&quot;&quot;;[.C33]*5/35;&quot;&quot;)" office:value-type="float" office:value="2.14285714285714">
            <text:p>2,14</text:p>
          </table:table-cell>
          <table:table-cell table:formula="of:=IF(OR([.D33]&lt;&gt;&quot;&quot;;[.E33]&lt;&gt;&quot;&quot;);[.D33]+[.E33];&quot;&quot;)" office:value-type="float" office:value="3.80952380952381">
            <text:p>3,81</text:p>
          </table:table-cell>
        </table:table-row>
        <table:table-row table:style-name="ro2">
          <table:table-cell office:value-type="string">
            <text:p>Senén Aroca, Miguel Ángel</text:p>
          </table:table-cell>
          <table:table-cell/>
          <table:table-cell office:value-type="float" office:value="18">
            <text:p>18</text:p>
          </table:table-cell>
          <table:table-cell table:formula="of:=IF([.B34]&lt;&gt;&quot;&quot;;[.B34]*5/30;&quot;&quot;)">
            <text:p/>
          </table:table-cell>
          <table:table-cell table:formula="of:=IF([.C34]&lt;&gt;&quot;&quot;;[.C34]*5/35;&quot;&quot;)" office:value-type="float" office:value="2.57142857142857">
            <text:p>2,57</text:p>
          </table:table-cell>
          <table:table-cell table:formula="of:=IF(OR([.D34]&lt;&gt;&quot;&quot;;[.E34]&lt;&gt;&quot;&quot;);[.D34]+[.E34];&quot;&quot;)" office:value-type="float" office:value="2.57142857142857">
            <text:p>2,57</text:p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IF([.B35]&lt;&gt;&quot;&quot;;[.B35]*5/30;&quot;&quot;)" office:value-type="float" office:value="0">
            <text:p>0</text:p>
          </table:table-cell>
          <table:table-cell table:formula="of:=IF([.C35]&lt;&gt;&quot;&quot;;[.C35]*5/35;&quot;&quot;)" office:value-type="float" office:value="0.714285714285714">
            <text:p>0,71</text:p>
          </table:table-cell>
          <table:table-cell table:formula="of:=IF(OR([.D35]&lt;&gt;&quot;&quot;;[.E35]&lt;&gt;&quot;&quot;);[.D35]+[.E35];&quot;&quot;)" office:value-type="float" office:value="0.714285714285714">
            <text:p>0,71</text:p>
          </table:table-cell>
        </table:table-row>
        <table:table-row table:style-name="ro2">
          <table:table-cell office:value-type="string">
            <text:p>Torondel Estrems, Ines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IF([.B36]&lt;&gt;&quot;&quot;;[.B36]*5/30;&quot;&quot;)" office:value-type="float" office:value="1.66666666666667">
            <text:p>1,67</text:p>
          </table:table-cell>
          <table:table-cell table:formula="of:=IF([.C36]&lt;&gt;&quot;&quot;;[.C36]*5/35;&quot;&quot;)" office:value-type="float" office:value="3.28571428571429">
            <text:p>3,29</text:p>
          </table:table-cell>
          <table:table-cell table:formula="of:=IF(OR([.D36]&lt;&gt;&quot;&quot;;[.E36]&lt;&gt;&quot;&quot;);[.D36]+[.E36];&quot;&quot;)" office:value-type="float" office:value="4.95238095238095">
            <text:p>4,95</text:p>
          </table:table-cell>
        </table:table-row>
        <table:table-row table:style-name="ro2">
          <table:table-cell office:value-type="string">
            <text:p>Tugores Palou, Matí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IF([.B37]&lt;&gt;&quot;&quot;;[.B37]*5/30;&quot;&quot;)" office:value-type="float" office:value="0.833333333333333">
            <text:p>0,83</text:p>
          </table:table-cell>
          <table:table-cell table:formula="of:=IF([.C37]&lt;&gt;&quot;&quot;;[.C37]*5/35;&quot;&quot;)" office:value-type="float" office:value="0">
            <text:p>0</text:p>
          </table:table-cell>
          <table:table-cell table:formula="of:=IF(OR([.D37]&lt;&gt;&quot;&quot;;[.E37]&lt;&gt;&quot;&quot;);[.D37]+[.E37];&quot;&quot;)" office:value-type="float" office:value="0.833333333333333">
            <text:p>0,83</text:p>
          </table:table-cell>
        </table:table-row>
        <table:table-row table:style-name="ro2">
          <table:table-cell office:value-type="string">
            <text:p>Vera Bautista, Rodrigo Ala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IF([.B38]&lt;&gt;&quot;&quot;;[.B38]*5/30;&quot;&quot;)" office:value-type="float" office:value="4.16666666666667">
            <text:p>4,17</text:p>
          </table:table-cell>
          <table:table-cell table:formula="of:=IF([.C38]&lt;&gt;&quot;&quot;;[.C38]*5/35;&quot;&quot;)" office:value-type="float" office:value="0">
            <text:p>0</text:p>
          </table:table-cell>
          <table:table-cell table:formula="of:=IF(OR([.D38]&lt;&gt;&quot;&quot;;[.E38]&lt;&gt;&quot;&quot;);[.D38]+[.E38];&quot;&quot;)" office:value-type="float" office:value="4.16666666666667">
            <text:p>4,17</text:p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[.B39]&lt;&gt;&quot;&quot;;[.B39]*5/30;&quot;&quot;)">
            <text:p/>
          </table:table-cell>
          <table:table-cell table:formula="of:=IF([.C39]&lt;&gt;&quot;&quot;;[.C39]*5/35;&quot;&quot;)">
            <text:p/>
          </table:table-cell>
          <table:table-cell table:formula="of:=IF(OR([.D39]&lt;&gt;&quot;&quot;;[.E39]&lt;&gt;&quot;&quot;);[.D39]+[.E39];&quot;&quot;)">
            <text:p/>
          </table:table-cell>
        </table:table-row>
        <table:table-row table:style-name="ro2">
          <table:table-cell office:value-type="string">
            <text:p>Vives González, Luis Miguel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IF([.B40]&lt;&gt;&quot;&quot;;[.B40]*5/30;&quot;&quot;)" office:value-type="float" office:value="4.16666666666667">
            <text:p>4,17</text:p>
          </table:table-cell>
          <table:table-cell table:formula="of:=IF([.C40]&lt;&gt;&quot;&quot;;[.C40]*5/35;&quot;&quot;)" office:value-type="float" office:value="2.85714285714286">
            <text:p>2,86</text:p>
          </table:table-cell>
          <table:table-cell table:formula="of:=IF(OR([.D40]&lt;&gt;&quot;&quot;;[.E40]&lt;&gt;&quot;&quot;);[.D40]+[.E40];&quot;&quot;)" office:value-type="float" office:value="7.02380952380952">
            <text:p>7,0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/04/2012</text:date>, <text:time>11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1M36S</meta:editing-duration>
    <meta:editing-cycles>8</meta:editing-cycles>
    <meta:generator>OpenOffice.org/3.3$Unix OpenOffice.org_project/330m20$Build-9567</meta:generator>
    <dc:date>2012-04-03T11:33:31</dc:date>
    <dc:creator>José Luis Lisani</dc:cre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